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1d41a" loext:opacity="100%"/>
    </style:style>
    <style:style style:name="P6" style:family="paragraph"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81d41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1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68cm" svg:y="4.8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2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41cm" svg:y1="2.905cm" svg:x2="6.22cm" svg:y2="2.905cm">
          <text:p/>
        </draw:line>
        <draw:line draw:style-name="gr2" draw:text-style-name="P2" draw:layer="layout" svg:x1="4.315cm" svg:y1="2.905cm" svg:x2="4.315cm" svg:y2="4.81cm">
          <text:p/>
        </draw:line>
        <draw:line draw:style-name="gr3" draw:text-style-name="P2" draw:layer="layout" svg:x1="1.26cm" svg:y1="7.64cm" svg:x2="7.61cm" svg:y2="7.64cm">
          <text:p/>
        </draw:line>
        <draw:line draw:style-name="gr3" draw:text-style-name="P2" draw:layer="layout" svg:x1="2.53cm" svg:y1="6.37cm" svg:x2="2.53cm" svg:y2="10.18cm">
          <text:p/>
        </draw:line>
        <draw:custom-shape draw:style-name="gr1" draw:text-style-name="P1" draw:layer="layout" svg:width="1.27cm" svg:height="1.27cm" svg:x="3.681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53cm" svg:height="0.962cm" svg:x="2.73cm" svg:y="7.84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4.031cm" svg:y="7.84cm">
          <draw:text-box>
            <text:p><text:span text:style-name="T1">1</text:span></text:p>
          </draw:text-box>
        </draw:frame>
        <draw:frame draw:style-name="gr4" draw:text-style-name="P3" draw:layer="layout" svg:width="0.853cm" svg:height="0.962cm" svg:x="5.332cm" svg:y="7.84cm">
          <draw:text-box>
            <text:p><text:span text:style-name="T1">1</text:span></text:p>
          </draw:text-box>
        </draw:frame>
        <draw:frame draw:style-name="gr4" draw:text-style-name="P4" draw:layer="layout" svg:width="0.853cm" svg:height="0.962cm" svg:x="6.533cm" svg:y="7.84cm">
          <draw:text-box>
            <text:p>0</text:p>
          </draw:text-box>
        </draw:frame>
        <draw:frame draw:style-name="gr4" draw:text-style-name="P4" draw:layer="layout" svg:width="0.853cm" svg:height="0.962cm" svg:x="2.734cm" svg:y="9.04cm">
          <draw:text-box>
            <text:p>0</text:p>
          </draw:text-box>
        </draw:frame>
        <draw:frame draw:style-name="gr4" draw:text-style-name="P4" draw:layer="layout" svg:width="0.853cm" svg:height="0.962cm" svg:x="4.035cm" svg:y="9.04cm">
          <draw:text-box>
            <text:p>0</text:p>
          </draw:text-box>
        </draw:frame>
        <draw:frame draw:style-name="gr4" draw:text-style-name="P5" draw:layer="layout" svg:width="0.853cm" svg:height="0.962cm" svg:x="5.336cm" svg:y="9.04cm">
          <draw:text-box>
            <text:p><text:span text:style-name="T2">1</text:span></text:p>
          </draw:text-box>
        </draw:frame>
        <draw:frame draw:style-name="gr4" draw:text-style-name="P5" draw:layer="layout" svg:width="0.853cm" svg:height="0.962cm" svg:x="6.537cm" svg:y="9.04cm">
          <draw:text-box>
            <text:p><text:span text:style-name="T2">1</text:span></text:p>
          </draw:text-box>
        </draw:frame>
        <draw:frame draw:style-name="gr5" draw:text-style-name="P6" draw:layer="layout" svg:width="1.27cm" svg:height="1.27cm" svg:x="1.157cm" svg:y="2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6" draw:layer="layout" svg:width="1.279cm" svg:height="1.27cm" svg:x="6.157cm" svg:y="2.1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1.29cm" svg:height="1.27cm" svg:x="3.658cm" svg:y="4.6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1.228cm" svg:height="1.27cm" svg:x="3.658cm" svg:y="1.5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6" draw:layer="layout" svg:width="1.27cm" svg:height="1.27cm" svg:x="2.53cm" svg:y="6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6" draw:layer="layout" svg:width="1.279cm" svg:height="1.27cm" svg:x="3.8cm" svg:y="6.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1.29cm" svg:height="1.27cm" svg:x="5.07cm" svg:y="6.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1" draw:layer="layout" svg:width="1.228cm" svg:height="1.27cm" svg:x="1.302cm" svg:y="7.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" draw:layer="layout" svg:width="1.237cm" svg:height="1.27cm" svg:x="1.293cm" svg:y="8.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3:21:11.993015996</meta:creation-date>
    <dc:date>2021-08-11T21:47:20.578650507</dc:date>
    <meta:editing-duration>PT35M14S</meta:editing-duration>
    <meta:editing-cycles>3</meta:editing-cycles>
    <meta:generator>LibreOffice/7.1.5.2$Linux_X86_64 LibreOffice_project/1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1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2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3</mn>
    </msub>
    <annotation encoding="StarMath 5.0">v_3</annotation>
  </semantics>
</math>
</file>